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07F00003B6F32C247B9.svm"/>
  <manifest:file-entry manifest:media-type="" manifest:full-path="Pictures/2000000900003207000013F3EA71658E.svm"/>
  <manifest:file-entry manifest:media-type="" manifest:full-path="Pictures/20001F5D00005CE00000531C6757DDF2.svm"/>
  <manifest:file-entry manifest:media-type="" manifest:full-path="Pictures/2000000900002FDB0000161FB726C48C.svm"/>
  <manifest:file-entry manifest:media-type="" manifest:full-path="Pictures/20000009000029C2000033446AD2D0B4.svm"/>
  <manifest:file-entry manifest:media-type="" manifest:full-path="Pictures/200000090000314E000012D06F5E9912.svm"/>
  <manifest:file-entry manifest:media-type="" manifest:full-path="Pictures/20000009000020C40000100630CB0B4F.svm"/>
  <manifest:file-entry manifest:media-type="" manifest:full-path="Pictures/2000000900002FF6000015EAD92C5BEA.svm"/>
  <manifest:file-entry manifest:media-type="" manifest:full-path="Pictures/200000090000323C0000159B8758AD37.svm"/>
  <manifest:file-entry manifest:media-type="" manifest:full-path="Pictures/20000009000058AE00003DEAD66E2313.svm"/>
  <manifest:file-entry manifest:media-type="" manifest:full-path="Pictures/200000090000233F000011783E7127A2.svm"/>
  <manifest:file-entry manifest:media-type="" manifest:full-path="Pictures/2000000900002B35000003002578E4FB.svm"/>
  <manifest:file-entry manifest:media-type="" manifest:full-path="Pictures/2000061D00005CE00000531CE12C4196.svm"/>
  <manifest:file-entry manifest:media-type="" manifest:full-path="Pictures/20001C1C00005CE00000531CF6827FC4.svm"/>
  <manifest:file-entry manifest:media-type="" manifest:full-path="Pictures/2000000900002B3500000247D5CB4B9C.svm"/>
  <manifest:file-entry manifest:media-type="" manifest:full-path="Pictures/200000090000221C000010550E37A93E.svm"/>
  <manifest:file-entry manifest:media-type="" manifest:full-path="Pictures/200000090000286A000001A8CFB4C4F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Heading_20_1">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 Généralités</text:h>
      <text:p text:style-name="Standard">1)</text:p>
      <text:p text:style-name="Standard">Les elements d'une chaine de regulation sont le capteur, le transmetteur, l'actionneur et le régulateur.</text:p>
      <text:p text:style-name="Standard"/>
      <text:p text:style-name="Standard">2)</text:p>
      <text:p text:style-name="Standard">Le rôle du regulateur est de recevoir les mesures du transmetteur et d'agir sur l'actionneur afin d'arriver à la consigne demandée</text:p>
      <text:p text:style-name="Standard"/>
      <text:p text:style-name="Standard">3)</text:p>
      <text:p text:style-name="Standard"/>
      <text:p text:style-name="Standard"><draw:frame draw:style-name="fr1" draw:name="images1" text:anchor-type="paragraph" svg:width="17cm" svg:height="11.869cm" draw:z-index="0"><draw:image xlink:href="Pictures/20000009000058AE00003DEAD66E2313.svm" xlink:type="simple" xlink:show="embed" xlink:actuate="onLoad"/></draw:frame></text:p>
      <text:p text:style-name="Standard">4)</text:p>
      <text:p text:style-name="Standard"><draw:frame draw:style-name="fr2" draw:name="images2" text:anchor-type="paragraph" svg:width="9.022cm" svg:height="4.471cm" draw:z-index="1"><draw:image xlink:href="Pictures/200000090000233F000011783E7127A2.svm" xlink:type="simple" xlink:show="embed" xlink:actuate="onLoad"/></draw:frame></text:p>
      <text:p text:style-name="Standard"><draw:frame draw:style-name="fr3" draw:name="images4" text:anchor-type="paragraph" svg:x="2.006cm" svg:y="6.186cm" svg:width="12.622cm" svg:height="4.815cm" draw:z-index="3"><draw:image xlink:href="Pictures/200000090000314E000012D06F5E9912.svm" xlink:type="simple" xlink:show="embed" xlink:actuate="onLoad"/></draw:frame><draw:frame draw:style-name="fr3" draw:name="images3" text:anchor-type="paragraph" svg:x="3.524cm" svg:y="0.36cm" svg:width="8.731cm" svg:height="4.18cm" draw:z-index="2"><draw:image xlink:href="Pictures/200000090000221C000010550E37A93E.svm" xlink:type="simple" xlink:show="embed" xlink:actuate="onLoad"/></draw:frame><text:soft-page-break/></text:p>
      <text:p text:style-name="Standard"/>
      <text:p text:style-name="Standard"/>
      <text:p text:style-name="Standard"/>
      <text:p text:style-name="Standard"/>
      <text:p text:style-name="Standard"/>
      <text:p text:style-name="P1"><draw:frame draw:style-name="fr2" draw:name="images5" text:anchor-type="paragraph" svg:width="11.061cm" svg:height="0.767cm" draw:z-index="4"><draw:image xlink:href="Pictures/2000000900002B35000003002578E4FB.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5)</text:p>
      <text:p text:style-name="P1"><draw:frame draw:style-name="fr4" draw:name="images6" text:anchor-type="paragraph" svg:width="16.512cm" svg:height="15.215cm" draw:z-index="5"><draw:image xlink:href="Pictures/200000090000407F00003B6F32C247B9.svm" xlink:type="simple" xlink:show="embed" xlink:actuate="onLoad"/></draw:frame></text:p>
      <text:p text:style-name="P1">6)</text:p>
      <text:p text:style-name="P1"><draw:frame draw:style-name="fr3" draw:name="images8" text:anchor-type="paragraph" svg:x="1.423cm" svg:y="4.837cm" svg:width="7.465cm" svg:height="3.993cm" draw:z-index="7"><draw:image xlink:href="Pictures/2000061D00005CE00000531CE12C4196.svm" xlink:type="simple" xlink:show="embed" xlink:actuate="onLoad"/></draw:frame><draw:frame draw:style-name="fr3" draw:name="images7" text:anchor-type="paragraph" svg:x="1.517cm" svg:y="0.43cm" svg:width="8.387cm" svg:height="4.103cm" draw:z-index="6"><draw:image xlink:href="Pictures/20000009000020C40000100630CB0B4F.svm" xlink:type="simple" xlink:show="embed" xlink:actuate="onLoad"/></draw:frame></text:p>
      <text:p text:style-name="P4"/>
      <text:p text:style-name="P1">7)</text:p>
      <text:p text:style-name="P1"/>
      <text:p text:style-name="P2">En bleu : commande avec un Xp à 30%</text:p>
      <text:p text:style-name="P2">En orange : commande avec un Xp à 50%</text:p>
      <text:p text:style-name="P1"><draw:frame draw:style-name="fr6" draw:name="Objet1" text:anchor-type="paragraph" svg:width="15.998cm" svg:height="8.999cm" draw:z-index="8"><draw:object xlink:href="./Object 1" xlink:type="simple" xlink:show="embed" xlink:actuate="onLoad"/><draw:image xlink:href="./ObjectReplacements/Object 1" xlink:type="simple" xlink:show="embed" xlink:actuate="onLoad"/></draw:frame></text:p>
      <text:p text:style-name="P1">8)</text:p>
      <text:p text:style-name="P2">Experience 1 : (25-10)/(60-50) = 1,5 <text:s/>et A=100/30=3,33%</text:p>
      <text:p text:style-name="P2">Experience 2 : (20-5)/(60-50)=1,5 et A= 100*50=2% </text:p>
      <text:p text:style-name="P2"/>
      <text:p text:style-name="P2"><text:s/>Nous sommes relativement proche de la valeur théorique A notamment pour l’expérience 2</text:p>
      <text:p text:style-name="P2"/>
      <text:h text:style-name="P5" text:outline-level="1">II. Étude de la régulation </text:h>
      <text:list xml:id="list42781670" text:style-name="L1">
        <text:list-item>
          <text:p text:style-name="P3">PT signifie que c'est un transmetteur de pression et PIC signifie que c'est un régulateur indicateur de pression.</text:p>
        </text:list-item>
      </text:list>
      <text:p text:style-name="P2"/>
      <text:p text:style-name="P2">2)</text:p>
      <text:p text:style-name="P2"><text:tab/></text:p>
      <text:p text:style-name="P2"><text:tab/>1 : recevoir les données du transmetteur les analysés et envoyer la commande necessaire à l'actionneur </text:p>
      <text:p text:style-name="P2"><text:tab/>2 :relais de calculs sert a transformer un signal électrique du regulateur en signal pneumatique a l'actionneur</text:p>
      <text:p text:style-name="P2"><text:s text:c="12"/>3:la vanne pneumatique sert a régler le débit pour obtenir la pression souhaitée </text:p>
      <text:p text:style-name="P2"><text:s text:c="12"/>4:il mesure la pression dans la bonbonne et l'envoie au régulateur,</text:p>
      <text:p text:style-name="P2"><text:tab/></text:p>
      <text:p text:style-name="P2">3)</text:p>
      <text:p text:style-name="P2"><draw:frame draw:style-name="fr4" draw:name="images9" text:anchor-type="paragraph" svg:width="7.726cm" svg:height="9.322cm" draw:z-index="9"><draw:image xlink:href="Pictures/20000009000029C2000033446AD2D0B4.svm" xlink:type="simple" xlink:show="embed" xlink:actuate="onLoad"/></draw:frame><text:soft-page-break/>4)</text:p>
      <text:p text:style-name="P2">la grandeur entre A et B est une intensité</text:p>
      <text:p text:style-name="P2"/>
      <text:p text:style-name="P2">5)</text:p>
      <text:p text:style-name="P2">La grandeur entre C et D est une intensité</text:p>
      <text:p text:style-name="P2"/>
      <text:h text:style-name="P5" text:outline-level="1">III. Performances</text:h>
      <text:p text:style-name="P2">1)quand on augmente la commande la vanne se ferme et laisse passer moins d'air donc la pression dans la bonbonne augmente donc la mesure augmente, le procédé est direct et le sens du régulateur est inverse.</text:p>
      <text:p text:style-name="P2"/>
      <text:p text:style-name="P2">2)</text:p>
      <text:p text:style-name="P2"/>
      <text:p text:style-name="P2"><draw:frame draw:style-name="fr4" draw:name="images10" text:anchor-type="paragraph" svg:width="12.861cm" svg:height="5.532cm" draw:z-index="10"><draw:image xlink:href="Pictures/200000090000323C0000159B8758AD37.svm" xlink:type="simple" xlink:show="embed" xlink:actuate="onLoad"/></draw:frame></text:p>
      <text:p text:style-name="P2"><draw:frame draw:style-name="fr3" draw:name="images11" text:anchor-type="paragraph" svg:x="2.249cm" svg:y="0.453cm" svg:width="10.345cm" svg:height="0.423cm" draw:z-index="11"><draw:image xlink:href="Pictures/200000090000286A000001A8CFB4C4F7.svm" xlink:type="simple" xlink:show="embed" xlink:actuate="onLoad"/></draw:frame></text:p>
      <text:p text:style-name="P2"/>
      <text:p text:style-name="P2"/>
      <text:p text:style-name="P2"/>
      <text:p text:style-name="P2"><text:soft-page-break/>3)</text:p>
      <text:p text:style-name="P2"/>
      <text:p text:style-name="P2"/>
      <text:p text:style-name="P2"><draw:frame draw:style-name="fr2" draw:name="images12" text:anchor-type="paragraph" svg:width="12.278cm" svg:height="5.609cm" draw:z-index="12"><draw:image xlink:href="Pictures/2000000900002FF6000015EAD92C5BEA.svm" xlink:type="simple" xlink:show="embed" xlink:actuate="onLoad"/></draw:frame></text:p>
      <text:p text:style-name="P2">4)</text:p>
      <text:p text:style-name="P2"/>
      <text:p text:style-name="P2"><draw:frame draw:style-name="fr2" draw:name="images13" text:anchor-type="paragraph" svg:width="11.061cm" svg:height="0.584cm" draw:z-index="13"><draw:image xlink:href="Pictures/2000000900002B3500000247D5CB4B9C.svm" xlink:type="simple" xlink:show="embed" xlink:actuate="onLoad"/></draw:frame></text:p>
      <text:p text:style-name="P2"><draw:frame draw:style-name="fr1" draw:name="images14" text:anchor-type="paragraph" svg:width="17cm" svg:height="15.212cm" draw:z-index="14"><draw:image xlink:href="Pictures/20001C1C00005CE00000531CF6827FC4.svm" xlink:type="simple" xlink:show="embed" xlink:actuate="onLoad"/></draw:frame></text:p>
      <text:p text:style-name="P2"><text:soft-page-break/></text:p>
      <text:p text:style-name="P2">5)</text:p>
      <text:p text:style-name="P2"><draw:frame draw:style-name="fr4" draw:name="images15" text:anchor-type="paragraph" svg:width="12.808cm" svg:height="5.106cm" draw:z-index="15"><draw:image xlink:href="Pictures/2000000900003207000013F3EA71658E.svm" xlink:type="simple" xlink:show="embed" xlink:actuate="onLoad"/></draw:frame></text:p>
      <text:p text:style-name="P2"><draw:frame draw:style-name="fr3" draw:name="images16" text:anchor-type="paragraph" svg:x="2.88cm" svg:y="0.275cm" svg:width="10.345cm" svg:height="4.734cm" draw:z-index="16"><draw:image xlink:href="Pictures/2000000900002FDB0000161FB726C48C.svm" xlink:type="simple" xlink:show="embed" xlink:actuate="onLoad"/></draw:frame></text:p>
      <text:p text:style-name="P2"/>
      <text:p text:style-name="P2"/>
      <text:p text:style-name="P2"/>
      <text:p text:style-name="P2"><draw:frame draw:style-name="fr5" draw:name="images17" text:anchor-type="paragraph" svg:width="17cm" svg:height="15.212cm" draw:z-index="17"><draw:image xlink:href="Pictures/20001F5D00005CE00000531C6757DDF2.svm" xlink:type="simple" xlink:show="embed" xlink:actuate="onLoad"/></draw:frame><text:soft-page-break/></text:p>
      <text:p text:style-name="P2"/>
      <text:p text:style-name="P2">6)</text:p>
      <text:p text:style-name="P2">On voit que le tracé 1 est plus rapide que le tracé 2 et qu'il présente moins de perturbations. C'est donc le premier réglage qui est le plus adap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20-01-07T22:00:56.78</meta:creation-date>
    <dc:date>2020-01-07T23:54:58.03</dc:date>
    <meta:editing-duration>PT23M58S</meta:editing-duration>
    <meta:editing-cycles>3</meta:editing-cycles>
    <meta:generator>LibreOffice/3.3$Win32 LibreOffice_project/330m19$Build-202</meta:generator>
    <meta:document-statistic meta:table-count="0" meta:image-count="17" meta:object-count="1" meta:page-count="8" meta:paragraph-count="38" meta:word-count="267" meta:character-count="15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212cm" svg:y="0.315cm" chart:style-name="ch2">
          <text:p>Commande en fonction de la consigne</text:p>
        </chart:title>
        <chart:plot-area chart:style-name="ch3" chart:data-source-has-labels="both" svg:x="1.357cm" svg:y="1.631cm" svg:width="14.003cm" svg:height="6.181cm">
          <chartooo:coordinate-region svg:x="1.978cm" svg:y="1.843cm" svg:width="13.195cm" svg:height="5.296cm"/>
          <chart:axis chart:dimension="x" chart:name="primary-x" chart:style-name="ch4">
            <chart:title svg:x="7.626cm" svg:y="7.992cm" chart:style-name="ch5">
              <text:p>consigne</text:p>
            </chart:title>
            <chart:categories table:cell-range-address="local-table.$A$2:.$A$3"/>
          </chart:axis>
          <chart:axis chart:dimension="y" chart:name="primary-y" chart:style-name="ch6">
            <chart:title svg:x="0.451cm" svg:y="5.612cm" chart:style-name="ch7">
              <text:p>commande</text:p>
            </chart:title>
            <chart:grid chart:style-name="ch8" chart:class="major"/>
          </chart:axis>
          <chart:series chart:style-name="ch9" chart:values-cell-range-address="local-table.$C$2:.$C$3" chart:label-cell-address="local-table.$C$1" chart:class="chart:scatter">
            <chart:domain table:cell-range-address="local-table.$B$2:.$B$3"/>
            <chart:data-point chart:repeated="2"/>
          </chart:series>
          <chart:series chart:style-name="ch10" chart:values-cell-range-address="local-table.$D$2:.$D$3" chart:label-cell-address="local-table.$D$1"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50">
                <text:p>50</text:p>
              </table:table-cell>
              <table:table-cell office:value-type="float" office:value="10">
                <text:p>10</text:p>
              </table:table-cell>
              <table:table-cell office:value-type="float" office:value="5">
                <text:p>5</text:p>
              </table:table-cell>
            </table:table-row>
            <table:table-row>
              <table:table-cell office:value-type="string">
                <text:p>2 ligne</text:p>
              </table:table-cell>
              <table:table-cell office:value-type="float" office:value="60">
                <text:p>60</text:p>
              </table:table-cell>
              <table:table-cell office:value-type="float" office:value="25">
                <text:p>25</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Win32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